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fda7f"/>
    </style:style>
    <style:style style:name="T2" style:family="text">
      <style:text-properties officeooo:rsid="0020f8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xfreerdp /u:jlewis /p:Dragondoor@6667 /w:1920 /h:1075 /v:10.14.8.43</text:p>
      <text:p text:style-name="Standard"/>
      <text:p text:style-name="Standard">xfreerdp /u:jlewis /p:Dragondoor@6667 /w:1920 /h:1075 +compression:<text:span text:style-name="T1">i:4</text:span> /v:10.14.8.43</text:p>
      <text:p text:style-name="Standard"/>
      <text:p text:style-name="Standard">xfreerdp /u:jlewis /p:Dragondoor@6667 <text:s/>/<text:span text:style-name="T2">f</text:span> /v:10.14.8.4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9T09:23:16.965086403</meta:creation-date>
    <meta:editing-duration>PT16S</meta:editing-duration>
    <meta:editing-cycles>2</meta:editing-cycles>
    <meta:generator>LibreOffice/7.3.7.2$Linux_X86_64 LibreOffice_project/30$Build-2</meta:generator>
    <dc:date>2023-07-09T09:23:31.705761581</dc:date>
    <meta:document-statistic meta:table-count="0" meta:image-count="0" meta:object-count="0" meta:page-count="1" meta:paragraph-count="3" meta:word-count="18" meta:character-count="206" meta:non-whitespace-character-count="190"/>
  </office:meta>
</office:document-meta>
</file>